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09T15:26:06.245530500</dc:date>
    <meta:editing-duration>PT7H58M46S</meta:editing-duration>
    <meta:editing-cycles>16</meta:editing-cycles>
    <meta:generator>LibreOffice/25.2.5.2$Windows_X86_64 LibreOffice_project/03d19516eb2e1dd5d4ccd751a0d6f35f35e08022</meta:generator>
    <meta:document-statistic meta:table-count="0" meta:image-count="0" meta:object-count="0" meta:page-count="2" meta:paragraph-count="34" meta:word-count="505" meta:character-count="2731" meta:non-whitespace-character-count="2242"/>
  </office:meta>
</office:document-meta>
</file>